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gramme" svg:font-family="Programme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Verse 1]</text:p>
      <text:p text:style-name="Standard">Lonely path across the marshland (Marshland)</text:p>
      <text:p text:style-name="Standard">Leads to a forlorn grey lodge (Grey lodge)</text:p>
      <text:p text:style-name="Standard">Grey like the misery</text:p>
      <text:p text:style-name="Standard">Empty, abandoned</text:p>
      <text:p text:style-name="Standard">For the lone dweller is now gone</text:p>
      <text:p text:style-name="Standard">Ailment and poverty was her lot</text:p>
      <text:p text:style-name="Standard">Only guest ever the nightly frost that crept inside</text:p>
      <text:p text:style-name="Standard">Brief were the moments of bliss and gladness</text:p>
      <text:p text:style-name="Standard">For on this hoar peatland no joy will live</text:p>
      <text:p text:style-name="Standard"/>
      <text:p text:style-name="Standard">[Chorus]</text:p>
      <text:p text:style-name="Standard">And bells, they toll</text:p>
      <text:p text:style-name="Standard">In cold morning light</text:p>
      <text:p text:style-name="Standard">And bells, they toll</text:p>
      <text:p text:style-name="Standard">In bleak morning light</text:p>
      <text:p text:style-name="Standard"/>
      <text:p text:style-name="Standard">[Verse 2]</text:p>
      <text:p text:style-name="Standard">Once there was a fleeting time</text:p>
      <text:p text:style-name="Standard">When sky was less dark for a while</text:p>
      <text:p text:style-name="Standard">And the one that she adored</text:p>
      <text:p text:style-name="Standard">Walked her across the churchyard</text:p>
      <text:p text:style-name="Standard">Flowers bloomed and bells, they tolled</text:p>
      <text:p text:style-name="Standard">Hopeful was the spring's tone</text:p>
      <text:p text:style-name="Standard">But on this barren marshland</text:p>
      <text:p text:style-name="Standard">No gladness will ever last</text:p>
      <text:p text:style-name="Standard">[Bridge]</text:p>
      <text:p text:style-name="Standard">Here the nightly frost will creep inside the hearts</text:p>
      <text:p text:style-name="Standard">Here the brittle flowers will die before their time</text:p>
      <text:p text:style-name="Standard">And soon came the day when bells, they tolled again</text:p>
      <text:p text:style-name="Standard">For her dearest one, beneath the stones now lies</text:p>
      <text:p text:style-name="Standard">Under the churchyard sleeps</text:p>
      <text:p text:style-name="Standard">Under the churchyard sleeps</text:p>
      <text:p text:style-name="Standard"/>
      <text:p text:style-name="Standard">[Chorus]</text:p>
      <text:p text:style-name="Standard">And bells, they toll (Bells, they toll)</text:p>
      <text:p text:style-name="Standard">In cold morning light</text:p>
      <text:p text:style-name="Standard">And bells, they toll (Bells, they toll)</text:p>
      <text:p text:style-name="Standard">In bleak morning ligh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gramme" svg:font-family="Programme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9:56:55.097202336</meta:creation-date>
    <dc:date>2022-03-27T19:58:37.191037438</dc:date>
    <meta:editing-duration>PT1M43S</meta:editing-duration>
    <meta:editing-cycles>1</meta:editing-cycles>
    <meta:document-statistic meta:table-count="0" meta:image-count="0" meta:object-count="0" meta:page-count="1" meta:paragraph-count="36" meta:word-count="195" meta:character-count="1067" meta:non-whitespace-character-count="908"/>
    <meta:generator>LibreOffice/6.4.7.2$Linux_X86_64 LibreOffice_project/40$Build-2</meta:generator>
  </office:meta>
</office:document-meta>
</file>